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291in"/>
    </style:style>
    <style:style style:name="co5" style:family="table-column">
      <style:table-column-properties fo:break-before="auto" style:column-width="1.4827in"/>
    </style:style>
    <style:style style:name="co6" style:family="table-column">
      <style:table-column-properties fo:break-before="auto" style:column-width="1.461in"/>
    </style:style>
    <style:style style:name="co7" style:family="table-column">
      <style:table-column-properties fo:break-before="auto" style:column-width="1.2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PodType</text:p>
          </table:table-cell>
          <table:table-cell table:number-columns-repeated="2"/>
          <table:table-cell office:value-type="string" calcext:value-type="string">
            <text:p>Current Configuration</text:p>
          </table:table-cell>
          <table:table-cell office:value-type="string" calcext:value-type="string">
            <text:p>Avg CPU usage</text:p>
          </table:table-cell>
          <table:table-cell office:value-type="string" calcext:value-type="string">
            <text:p>Expected CPU usage</text:p>
          </table:table-cell>
          <table:table-cell/>
          <table:table-cell office:value-type="string" calcext:value-type="string">
            <text:p>New Configuration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6" office:value-type="string" calcext:value-type="string">
            <text:p>CPU Size</text:p>
          </table:table-cell>
          <table:table-cell table:style-name="ce6" office:value-type="string" calcext:value-type="string">
            <text:p>Ideal Throughput</text:p>
          </table:table-cell>
          <table:table-cell table:number-columns-repeated="5"/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93" calcext:value-type="float">
            <text:p>0.93</text:p>
          </table:table-cell>
          <table:table-cell table:formula="of:=([.D5]/[.D15])*[.B10]*[.B6]" office:value-type="float" office:value="2" calcext:value-type="float">
            <text:p>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86" calcext:value-type="float">
            <text:p>0.86</text:p>
          </table:table-cell>
          <table:table-cell table:formula="of:=([.D6]/[.D15])*[.B10]*[.B6]" office:value-type="float" office:value="2" calcext:value-type="float">
            <text:p>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52" calcext:value-type="float">
            <text:p>0.52</text:p>
          </table:table-cell>
          <table:table-cell table:formula="of:=[.B10]*([.D7]/[.D15])*[.B7]" office:value-type="float" office:value="0.4" calcext:value-type="float">
            <text:p>0.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formula="of:=SUM([.I5:.I7])" office:value-type="float" office:value="3" calcext:value-type="float">
            <text:p>3</text:p>
          </table:table-cell>
        </table:table-row>
        <table:table-row table:style-name="ro1">
          <table:table-cell table:style-name="ce6" office:value-type="string" calcext:value-type="string">
            <text:p>Current Req Rat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/s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3"/>
          <table:table-cell table:formula="of:=SUM([.D5:.D12])" office:value-type="float" office:value="1250" calcext:value-type="float">
            <text:p>125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orkload Complexity:</text:p>
          </table:table-cell>
          <table:table-cell table:formula="of:=SUM([.E5:.E13])/SUM([.F5:.F13])" office:value-type="float" office:value="0.525" calcext:value-type="float">
            <text:p>0.525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RU Strategy:</text:p>
          </table:table-cell>
          <table:table-cell table:formula="of:=(([.B10]/[.I9])*[.F17]*([.I5]*[.B5]+[.I6]*[.B6]+[.B7]*[.I7]))/[.I9]" office:value-type="float" office:value="0.7" calcext:value-type="float">
            <text:p>0.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15:44:46.2686232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19:08:27.031988484</meta:creation-date>
    <dc:date>2021-05-05T15:46:24.310452329</dc:date>
    <meta:editing-duration>PT9H29M5S</meta:editing-duration>
    <meta:editing-cycles>4</meta:editing-cycles>
    <meta:generator>LibreOffice/6.4.6.2$Linux_X86_64 LibreOffice_project/40$Build-2</meta:generator>
    <meta:document-statistic meta:table-count="1" meta:cell-count="39" meta:object-count="0"/>
  </office:meta>
</office:document-meta>
</file>